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937in"/>
    </style:style>
    <style:style style:name="co2" style:family="table-column">
      <style:table-column-properties fo:break-before="auto" style:column-width="1.9319in"/>
    </style:style>
    <style:style style:name="co3" style:family="table-column">
      <style:table-column-properties fo:break-before="auto" style:column-width="1.58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ce4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AT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فتح المحضر اليوم تلاتاشر واحد عشرين اتنين وعشرين </text:p>
          </table:table-cell>
          <table:table-cell office:value-type="string" calcext:value-type="string">
            <text:p><text:s/>13\1\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تم فتح المحضر الثالث عشر من يناير عام الفين اثنان وعشرين </text:p>
          </table:table-cell>
          <table:table-cell office:value-type="string" calcext:value-type="string">
            <text:p><text:s/>13\1\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مؤرخ اتنين وعشرين تلاتة الفين اتنين وعشرين </text:p>
          </table:table-cell>
          <table:table-cell office:value-type="string" calcext:value-type="string">
            <text:p><text:s/>22\3\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مواليد الف تسعمية واحد وتسعين </text:p>
          </table:table-cell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بتاريخ اتنين واحد عام الفين وتسعتاشر </text:p>
          </table:table-cell>
          <table:table-cell office:value-type="string" calcext:value-type="string">
            <text:p><text:s/>2\1\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مؤرخ في خمسة وعشرين واحد عشرين عشرين </text:p>
          </table:table-cell>
          <table:table-cell office:value-type="string" calcext:value-type="string">
            <text:p><text:s/>25\1\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فتح المحضر اليوم تسعة وعشرون نوفمبر </text:p>
          </table:table-cell>
          <table:table-cell office:value-type="string" calcext:value-type="string">
            <text:p><text:s/>29\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سبعتاشر عشر الفين وسبعتاشر </text:p>
          </table:table-cell>
          <table:table-cell office:value-type="string" calcext:value-type="string">
            <text:p><text:s/>17\10\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في غضون شهر اكتوبر لعام <text:s/>الفين وعشرين 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صباح باكر خمستاشر ستة سنة الفين وانين </text:p>
          </table:table-cell>
          <table:table-cell office:value-type="string" calcext:value-type="string">
            <text:p><text:s/>15\6\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فتح المحضر يوم اربعة ستة عشرين عشرين الساعة الرابعة والنصف مساء </text:p>
          </table:table-cell>
          <table:table-cell office:value-type="string" calcext:value-type="string">
            <text:p><text:s/>4\6\2020 </text:p>
          </table:table-cell>
          <table:table-cell table:style-name="ce4" office:value-type="time" office:time-value="PT04H30M00S" calcext:value-type="time">
            <text:p>04:3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مؤرخ سبعة ستة سنة الفين وواحد وعشرين </text:p>
          </table:table-cell>
          <table:table-cell office:value-type="string" calcext:value-type="string">
            <text:p><text:s/>7\6\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فتح المحضر اليوم الموافق ستاشر سبعة الفين واتنين وعشرين الساعة واحدة وتلاتين دقيقة </text:p>
          </table:table-cell>
          <table:table-cell office:value-type="string" calcext:value-type="string">
            <text:p><text:s/>16\7\2022 </text:p>
          </table:table-cell>
          <table:table-cell table:style-name="ce4" office:value-type="time" office:time-value="PT01H30M00S" calcext:value-type="time">
            <text:p>01:30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نذ عام الف تسعمية تمانية وتسعين </text:p>
          </table:table-cell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بتاريخ تلاتاشر شهر واحد عام الفين اتنين وعشرين </text:p>
          </table:table-cell>
          <table:table-cell office:value-type="string" calcext:value-type="string">
            <text:p><text:s/>13\1\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ثاني عشر من شهر يناير الفين واربعة </text:p>
          </table:table-cell>
          <table:table-cell office:value-type="string" calcext:value-type="string">
            <text:p><text:s/>12\1\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يوم التلات تلاتاشر واحد </text:p>
          </table:table-cell>
          <table:table-cell office:value-type="string" calcext:value-type="string">
            <text:p><text:s/>13\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TIM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الساعة السابعة وعشر دقائق مساء </text:p>
          </table:table-cell>
          <table:table-cell table:style-name="ce3" office:value-type="string" calcext:value-type="string">
            <text:p><text:s/>7:1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الساعة حداشر ونص صباحا </text:p>
          </table:table-cell>
          <table:table-cell table:style-name="ce3" office:value-type="string" calcext:value-type="string">
            <text:p><text:s/>11:3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الساعة الواحدة صباحا <text:s text:c="3"/></text:p>
          </table:table-cell>
          <table:table-cell table:style-name="ce3" office:value-type="string" calcext:value-type="string">
            <text:p><text:s/>1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الساعة خمسة وربع </text:p>
          </table:table-cell>
          <table:table-cell table:style-name="ce3" office:value-type="string" calcext:value-type="string">
            <text:p><text:s/>5:1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الساعة العاشرة وخمسة عشرة دقيقة صباحا </text:p>
          </table:table-cell>
          <table:table-cell table:style-name="ce3" office:value-type="string" calcext:value-type="string">
            <text:p><text:s/>10:1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تمام الساعة الحادية عشر صباحا </text:p>
          </table:table-cell>
          <table:table-cell table:style-name="ce3" office:value-type="string" calcext:value-type="string">
            <text:p><text:s/>11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مدة الفيديو دقيقة وعشر ثواني </text:p>
          </table:table-cell>
          <table:table-cell table:style-name="ce3" office:value-type="string" calcext:value-type="string">
            <text:p><text:s/>1: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ارقام محاضر – قضايا – قوانين – قرارات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القضية رقم خمسمية تمانية وستين لسنة الفين اتنين وعشرين </text:p>
          </table:table-cell>
          <table:table-cell office:value-type="float" office:value="586" calcext:value-type="float">
            <text:p>586</text:p>
          </table:table-cell>
          <table:table-cell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قضية رقم عشر تلاف تسعمية وتمانتاشر </text:p>
          </table:table-cell>
          <table:table-cell office:value-type="float" office:value="10918" calcext:value-type="float">
            <text:p>10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حضر رقم تسعة وعشرين احوال 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حضر رقم ستة سبعة اربعة سبعة لسنة الفين واحد وعشرين </text:p>
          </table:table-cell>
          <table:table-cell office:value-type="float" office:value="6747" calcext:value-type="float">
            <text:p>6747</text:p>
          </table:table-cell>
          <table:table-cell office:value-type="float" office:value="20211" calcext:value-type="float">
            <text:p>20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رد في المحضر رقم تلاتة حاء ملحق تلات الاف تسعمية وعشرة </text:p>
          </table:table-cell>
          <table:table-cell office:value-type="string" calcext:value-type="string">
            <text:p><text:s/>3ح </text:p>
          </table:table-cell>
          <table:table-cell office:value-type="float" office:value="3910" calcext:value-type="float">
            <text:p>3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رار الاخضاع رقم تسعة واربعين لسنة الفين وستاشر </text:p>
          </table:table-cell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انون حماية الاثار رقم مئة وسبعتاشر لسنة الف تسعمية تلاتة وتمانين </text:p>
          </table:table-cell>
          <table:table-cell office:value-type="float" office:value="117" calcext:value-type="float">
            <text:p>117</text:p>
          </table:table-cell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قرار مية وسبعة لسنة الفين وتمانتاشر </text:p>
          </table:table-cell>
          <table:table-cell office:value-type="float" office:value="107" calcext:value-type="float">
            <text:p>107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مواد رقم واحد وخمسة و اتنين واربعين بند اتنين من القانون مية وسبعتاشر لسنة الف تسعمية تلاتة وتمانين </text:p>
          </table:table-cell>
          <table:table-cell office:value-type="string" calcext:value-type="string">
            <text:p><text:s/>1, 5, 42 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الصحيفة رقم مية اربعة وسبعين من يوم اتنين عشرة عشرين عشرين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\10\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لى ذمة القضية رقم الفين ميتين خمسة وعشرين لسنة الفين وعشرين </text:p>
          </table:table-cell>
          <table:table-cell office:value-type="float" office:value="2225" calcext:value-type="float">
            <text:p>2225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حضر اربعة اتنين تلاتة خمسة واحد ستة لسنة الفين اتنين وعشرين </text:p>
          </table:table-cell>
          <table:table-cell office:value-type="float" office:value="423516" calcext:value-type="float">
            <text:p>423516</text:p>
          </table:table-cell>
          <table:table-cell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محضر رقم خمسة باء ملحق اربعتلاف وخمسة </text:p>
          </table:table-cell>
          <table:table-cell office:value-type="string" calcext:value-type="string">
            <text:p><text:s/>5ب </text:p>
          </table:table-cell>
          <table:table-cell office:value-type="float" office:value="4005" calcext:value-type="float">
            <text:p>4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رض علينا المحضر خمستاشر احوال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حضر رقم اتناشر ستمية وتسعة </text:p>
          </table:table-cell>
          <table:table-cell office:value-type="float" office:value="12609" calcext:value-type="float">
            <text:p>1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بالمواد ميتين وتلاتين ميتين واحد وتلاتين <text:s/>وميتين اتنين وتلاتين من قانون العقوبات 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أعداد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بداخله عدد خمس وعشرون طلقة 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وقدره سبعة الاف وثلاثمئة وعشرون جنيها </text:p>
          </table:table-cell>
          <table:table-cell office:value-type="float" office:value="7320" calcext:value-type="float">
            <text:p>7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بداخله عدد اثنا عشر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عدد تلات صفحات وعدد ست أوراق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دد واحد بندقية خرطوش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سمي عثمان السن اربعة واربعين سنة 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مرفق عدد تلاتة مظروف الثابت انه بتاريخ تمانتاشر ستة الفين واحد وعشرين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8\6\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فرة غير منتظمة الشكل قطرها اتنين متر في اتنين ونص متر وعمقها 6 متر </text:p>
          </table:table-cell>
          <table:table-cell office:value-type="string" calcext:value-type="string">
            <text:p><text:s/>2م </text:p>
          </table:table-cell>
          <table:table-cell office:value-type="string" calcext:value-type="string">
            <text:p><text:s/>2.5م </text:p>
          </table:table-cell>
          <table:table-cell office:value-type="string" calcext:value-type="string">
            <text:p><text:s/>6م</text:p>
          </table:table-cell>
          <table:table-cell/>
        </table:table-row>
        <table:table-row table:style-name="ro1">
          <table:table-cell office:value-type="string" calcext:value-type="string">
            <text:p>فتحة في الغرفة رقم تمانية عرضها تلاتين سنتيمتر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0س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عددهم مية سبعة وستين 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غرفة رقم واحد بداخلها اتناشر نزيل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سمي احمد سن عشرين سنة 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كنت نزيل غرفة تسعة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صحيفة رقم سبعتاشر وتمنتاشر 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لحوظة واحد وعشرين 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طوله 6 سنتي و 7 سانتي </text:p>
          </table:table-cell>
          <table:table-cell office:value-type="string" calcext:value-type="string">
            <text:p><text:s/>6 سم </text:p>
          </table:table-cell>
          <table:table-cell office:value-type="string" calcext:value-type="string">
            <text:p><text:s/>7 س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دد اربعة متن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معاش بمبلغ الف وربعمية جنية 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كان بقالها تمانية واربعين ساعة متغيبة 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حوالي تمانين كيلو وطولها مية تلاتة وستين سنتي 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CAR NUMBER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لوحات معدنية واو راء جيم اتنين تمانية اربعة </text:p>
          </table:table-cell>
          <table:table-cell office:value-type="string" calcext:value-type="string">
            <text:p><text:s/>و ر ج 2 8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سيارة رقم نون عين دال ستة تسعة واحد </text:p>
          </table:table-cell>
          <table:table-cell office:value-type="string" calcext:value-type="string">
            <text:p><text:s/>ن ع د 6 9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رقم بطاقة, كارنيه, تيليفون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كارت محاماة رقم القيد به ستة ستة تمانية واحد تسعة تلاتة لسنة الفين وعشرين </text:p>
          </table:table-cell>
          <table:table-cell office:value-type="float" office:value="668193" calcext:value-type="float">
            <text:p>66819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طاقة تحقيق شخصية رقم اتنين تمانية سبعة صفر واحد اتنين تسعة اتنين سبعة صفر صفر صفر تلاتة واحد </text:p>
          </table:table-cell>
          <table:table-cell office:value-type="float" office:value="28701292700031" calcext:value-type="float">
            <text:p>28701292700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ؤرخ في تلاتة وعشرين ستة الفين واحد وعشرين ورقم صادر عشرين واحد وعشرين اربعتاشر سبعة واحد صفر صفر صفر حداشر واحد وستين المكون من اتنين صفحات </text:p>
          </table:table-cell>
          <table:table-cell office:value-type="string" calcext:value-type="string">
            <text:p><text:s/>23\6\2021 </text:p>
          </table:table-cell>
          <table:table-cell office:value-type="float" office:value="202114710001161" calcext:value-type="float">
            <text:p>20211471000116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رقم القيد خمسمية سبعة وسبعين الف ستمية اتنين وخمسين </text:p>
          </table:table-cell>
          <table:table-cell office:value-type="float" office:value="577652" calcext:value-type="float">
            <text:p>577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كارنيه محاماة ابتدائي رقم تلاتة وتلاتين اربعين اتناشر </text:p>
          </table:table-cell>
          <table:table-cell office:value-type="float" office:value="334012" calcext:value-type="float">
            <text:p>334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رقم قومي اتنين تمانية واحد صفر تمانية اتنين تمانية اتنين سبعة صفر اتنين خمسة تسعة تسعة </text:p>
          </table:table-cell>
          <table:table-cell office:value-type="float" office:value="28108282702599" calcext:value-type="float">
            <text:p>28108282702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تقرير المعمل الكيماوي رقم عشرين اتنين وعشرين تلاتاشر سبعتاشر اربع اصفار تلتمية سبعة وتسعين </text:p>
          </table:table-cell>
          <table:table-cell office:value-type="float" office:value="202213170000397" calcext:value-type="float">
            <text:p>202213170000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رقم هاتف زيرو حداشر واحد واحد اتنين واحد واحد خمسة واحد اتنين </text:p>
          </table:table-cell>
          <table:table-cell office:value-type="float" office:value="1111211512" calcext:value-type="float">
            <text:p>1111211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زيرو مية وحداشر تلاتاشر خمسة تلاتاشر تلاتة وعشرين </text:p>
          </table:table-cell>
          <table:table-cell office:value-type="float" office:value="1111351323" calcext:value-type="float">
            <text:p>1111351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زيرو عشرة خمسة وخمسين ستة واربعين اتنين اتنين سبعة </text:p>
          </table:table-cell>
          <table:table-cell office:value-type="float" office:value="105546227" calcext:value-type="float">
            <text:p>1055462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أحراز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الحرز رقم ميتين وستاشر على اتناشر أأشياء قسم الاقصر </text:p>
          </table:table-cell>
          <table:table-cell office:value-type="string" calcext:value-type="string">
            <text:p><text:s/>216\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حرز رقم مئتين وسبعة على ثلاثة شين قسم الاقصر </text:p>
          </table:table-cell>
          <table:table-cell office:value-type="string" calcext:value-type="string">
            <text:p><text:s/>207\3 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احراز ارقام مية وعشرين على عشرين </text:p>
          </table:table-cell>
          <table:table-cell office:value-type="string" calcext:value-type="string">
            <text:p><text:s/>120\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احراز رقم ميتين وخمسة على حداشر وعلى تلاتة شين </text:p>
          </table:table-cell>
          <table:table-cell office:value-type="string" calcext:value-type="string">
            <text:p><text:s/>205\11,3 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احراز رقم ميتي وخمسة على حداشر فصلة تلاتة شين </text:p>
          </table:table-cell>
          <table:table-cell office:value-type="string" calcext:value-type="string">
            <text:p><text:s/>205\11,3 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حرز رقم مية على التلاتة </text:p>
          </table:table-cell>
          <table:table-cell office:value-type="string" calcext:value-type="string">
            <text:p><text:s/>100\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احراز رقم ميتين وستاشر على اتنين اربعة خمسة سبعة واتناشر شين قسم الاقصر </text:p>
          </table:table-cell>
          <table:table-cell office:value-type="string" calcext:value-type="string">
            <text:p><text:s/>216\2-4-5-7-12 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بلغ المالي اتناشر الف جنيه محل الحرز مئتين وثلاثة على عشرة 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203\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ض الحرز رقم تلاتة ميم </text:p>
          </table:table-cell>
          <table:table-cell office:value-type="string" calcext:value-type="string">
            <text:p><text:s/>3م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حرز رقم واحد على اتنين اشياء قسم الدقي </text:p>
          </table:table-cell>
          <table:table-cell office:value-type="string" calcext:value-type="string">
            <text:p><text:s/>1\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حرز رقم تلاتة على اربعة شين قسم الدقي </text:p>
          </table:table-cell>
          <table:table-cell office:value-type="string" calcext:value-type="string">
            <text:p><text:s/>3\4 ش</text:p>
          </table:table-cell>
          <table:table-cell table:number-columns-repeated="3"/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09:21:27.024226866</meta:creation-date>
    <dc:date>2022-05-19T10:01:00.824154122</dc:date>
    <meta:editing-duration>PT29M23S</meta:editing-duration>
    <meta:editing-cycles>1</meta:editing-cycles>
    <meta:document-statistic meta:table-count="1" meta:cell-count="203" meta:object-count="0"/>
    <meta:generator>LibreOffice/6.4.7.2$Linux_X86_64 LibreOffice_project/40$Build-2</meta:generator>
  </office:meta>
</office:document-meta>
</file>